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Full Numerical List</text:p>
        <text:p text:style-name="P1">1. 11111</text:p>
        <text:p text:style-name="P1">2. 11112</text:p>
        <text:p text:style-name="P1">3. 11113</text:p>
        <text:p text:style-name="P1">4. 11114</text:p>
        <text:p text:style-name="P1">5. 11121</text:p>
        <text:p text:style-name="P1">6. 11122</text:p>
        <text:p text:style-name="P1">7. 11123</text:p>
        <text:p text:style-name="P1">8. 11124</text:p>
        <text:p text:style-name="P1">9. 11131</text:p>
        <text:p text:style-name="P1">10. 11132</text:p>
        <text:p text:style-name="P1">11. 11133</text:p>
        <text:p text:style-name="P1">12. 11134</text:p>
        <text:p text:style-name="P1">13. 11141</text:p>
        <text:p text:style-name="P1">14. 11142</text:p>
        <text:p text:style-name="P1">15. 11143</text:p>
        <text:p text:style-name="P1">16. 11144</text:p>
        <text:p text:style-name="P1">17. 11211</text:p>
        <text:p text:style-name="P1">18. 11212</text:p>
        <text:p text:style-name="P1">19. 11213</text:p>
        <text:p text:style-name="P1">20. 11214</text:p>
        <text:p text:style-name="P1">21. 11221</text:p>
        <text:p text:style-name="P1">22. 11222</text:p>
        <text:p text:style-name="P1">23. 11223</text:p>
        <text:p text:style-name="P1">24. 11224</text:p>
        <text:p text:style-name="P1">25. 11231</text:p>
        <text:p text:style-name="P1">26. 11232</text:p>
        <text:p text:style-name="P1">27. 11233</text:p>
        <text:p text:style-name="P1">28. 11234</text:p>
        <text:p text:style-name="P1">29. 11241</text:p>
        <text:p text:style-name="P1">30. 11242</text:p>
        <text:p text:style-name="P1">31. 11243</text:p>
        <text:p text:style-name="P1">32. 11244</text:p>
        <text:p text:style-name="P1">33. 11311</text:p>
        <text:p text:style-name="P1">34. 11312</text:p>
        <text:p text:style-name="P1">35. 11313</text:p>
        <text:p text:style-name="P1">36. 11314</text:p>
        <text:p text:style-name="P1">37. 11321</text:p>
        <text:p text:style-name="P1">38. 11322</text:p>
        <text:p text:style-name="P1">39. 11323</text:p>
        <text:p text:style-name="P1">40. 11324</text:p>
        <text:p text:style-name="P1">41. 11331</text:p>
        <text:p text:style-name="P1">42. 11332</text:p>
        <text:p text:style-name="P1">43. 11333</text:p>
        <text:p text:style-name="P1">44. 11334</text:p>
        <text:p text:style-name="P1">45. 11341</text:p>
        <text:p text:style-name="P1">46. 11342</text:p>
        <text:p text:style-name="P1">47. 11343</text:p>
        <text:p text:style-name="P1">48. 11344</text:p>
        <text:p text:style-name="P1">49. 11411</text:p>
        <text:p text:style-name="P1">50. 11412</text:p>
        <text:p text:style-name="P1">51. 11413</text:p>
        <text:p text:style-name="P1">52. 11414</text:p>
        <text:p text:style-name="P1">53. 11421</text:p>
        <text:p text:style-name="P1">54. 11422</text:p>
        <text:p text:style-name="P1">55. 11423</text:p>
        <text:p text:style-name="P1">56. 11424</text:p>
        <text:p text:style-name="P1">57. 11431</text:p>
        <text:p text:style-name="P1">58. 11432</text:p>
        <text:p text:style-name="P1">59. 11433</text:p>
        <text:p text:style-name="P1">60. 11434</text:p>
        <text:p text:style-name="P1">61. 11441</text:p>
        <text:p text:style-name="P1">62. 11442</text:p>
        <text:p text:style-name="P1">63. 11443</text:p>
        <text:p text:style-name="P1">64. 11444</text:p>
        <text:p text:style-name="P1">65. 12111</text:p>
        <text:p text:style-name="P1">66. 12112</text:p>
        <text:p text:style-name="P1">67. 12113</text:p>
        <text:p text:style-name="P1">68. 12114</text:p>
        <text:p text:style-name="P1">69. 12121</text:p>
        <text:p text:style-name="P1">70. 12122</text:p>
        <text:p text:style-name="P1">71. 12123</text:p>
        <text:p text:style-name="P1">72. 12124</text:p>
        <text:p text:style-name="P1">73. 12131</text:p>
        <text:p text:style-name="P1">74. 12132</text:p>
        <text:p text:style-name="P1">75. 12133</text:p>
        <text:p text:style-name="P1">76. 12134</text:p>
        <text:p text:style-name="P1">77. 12141</text:p>
        <text:p text:style-name="P1">78. 12142</text:p>
        <text:p text:style-name="P1">79. 12143</text:p>
        <text:p text:style-name="P1">80. 12144</text:p>
        <text:p text:style-name="P1">81. 12211</text:p>
        <text:p text:style-name="P1">82. 12212</text:p>
        <text:p text:style-name="P1">83. 12213</text:p>
        <text:p text:style-name="P1">84. 12214</text:p>
        <text:p text:style-name="P1">85. 12221</text:p>
        <text:p text:style-name="P1">86. 12222</text:p>
        <text:p text:style-name="P1">87. 12223</text:p>
        <text:p text:style-name="P1">88. 12224</text:p>
        <text:p text:style-name="P1">89. 12231</text:p>
        <text:p text:style-name="P1">90. 12232</text:p>
        <text:p text:style-name="P1">91. 12233</text:p>
        <text:p text:style-name="P1">92. 12234</text:p>
        <text:p text:style-name="P1">93. 12241</text:p>
        <text:p text:style-name="P1">94. 12242</text:p>
        <text:p text:style-name="P1">95. 12243</text:p>
        <text:p text:style-name="P1">96. 12244</text:p>
        <text:p text:style-name="P1">97. 12311</text:p>
        <text:p text:style-name="P1">98. 12312</text:p>
        <text:p text:style-name="P1">99. 12313</text:p>
        <text:p text:style-name="P1">100. 12314</text:p>
        <text:p text:style-name="P1">101. 12321</text:p>
        <text:p text:style-name="P1">102. 12322</text:p>
        <text:p text:style-name="P1">103. 12323</text:p>
        <text:p text:style-name="P1">104. 12324</text:p>
        <text:p text:style-name="P1">105. 12331</text:p>
        <text:p text:style-name="P1">106. 12332</text:p>
        <text:p text:style-name="P1">107. 12333</text:p>
        <text:p text:style-name="P1">108. 12334</text:p>
        <text:p text:style-name="P1">109. 12341</text:p>
        <text:p text:style-name="P1">110. 12342</text:p>
        <text:p text:style-name="P1">111. 12343</text:p>
        <text:p text:style-name="P1">112. 12344</text:p>
        <text:p text:style-name="P1">113. 12411</text:p>
        <text:p text:style-name="P1">114. 12412</text:p>
        <text:p text:style-name="P1">115. 12413</text:p>
        <text:p text:style-name="P1">116. 12414</text:p>
        <text:p text:style-name="P1">117. 12421</text:p>
        <text:p text:style-name="P1">118. 12422</text:p>
        <text:p text:style-name="P1">119. 12423</text:p>
        <text:p text:style-name="P1">120. 12424</text:p>
        <text:p text:style-name="P1">121. 12431</text:p>
        <text:p text:style-name="P1">122. 12432</text:p>
        <text:p text:style-name="P1">123. 12433</text:p>
        <text:p text:style-name="P1">124. 12434</text:p>
        <text:p text:style-name="P1">125. 12441</text:p>
        <text:p text:style-name="P1">126. 12442</text:p>
        <text:p text:style-name="P1">127. 12443</text:p>
        <text:p text:style-name="P1">128. 12444</text:p>
        <text:p text:style-name="P1">129. 13111</text:p>
        <text:p text:style-name="P1">130. 13112</text:p>
        <text:p text:style-name="P1">131. 13113</text:p>
        <text:p text:style-name="P1">132. 13114</text:p>
        <text:p text:style-name="P1">133. 13121</text:p>
        <text:p text:style-name="P1">134. 13122</text:p>
        <text:p text:style-name="P1">135. 13123</text:p>
        <text:p text:style-name="P1">136. 13124</text:p>
        <text:p text:style-name="P1">137. 13131</text:p>
        <text:p text:style-name="P1">138. 13132</text:p>
        <text:p text:style-name="P1">139. 13133</text:p>
        <text:p text:style-name="P1">140. 13134</text:p>
        <text:p text:style-name="P1">141. 13141</text:p>
        <text:p text:style-name="P1">142. 13142</text:p>
        <text:p text:style-name="P1">143. 13143</text:p>
        <text:p text:style-name="P1">144. 13144</text:p>
        <text:p text:style-name="P1">145. 13211</text:p>
        <text:p text:style-name="P1">146. 13212</text:p>
        <text:p text:style-name="P1">147. 13213</text:p>
        <text:p text:style-name="P1">148. 13214</text:p>
        <text:p text:style-name="P1">149. 13221</text:p>
        <text:p text:style-name="P1">150. 13222</text:p>
        <text:p text:style-name="P1">151. 13223</text:p>
        <text:p text:style-name="P1">152. 13224</text:p>
        <text:p text:style-name="P1">153. 13231</text:p>
        <text:p text:style-name="P1">154. 13232</text:p>
        <text:p text:style-name="P1">155. 13233</text:p>
        <text:p text:style-name="P1">156. 13234</text:p>
        <text:p text:style-name="P1">157. 13241</text:p>
        <text:p text:style-name="P1">158. 13242</text:p>
        <text:p text:style-name="P1">159. 13243</text:p>
        <text:p text:style-name="P1">160. 13244</text:p>
        <text:p text:style-name="P1">161. 13311</text:p>
        <text:p text:style-name="P1">162. 13312</text:p>
        <text:p text:style-name="P1">163. 13313</text:p>
        <text:p text:style-name="P1">164. 13314</text:p>
        <text:p text:style-name="P1">165. 13321</text:p>
        <text:p text:style-name="P1">166. 13322</text:p>
        <text:p text:style-name="P1">167. 13323</text:p>
        <text:p text:style-name="P1">168. 13324</text:p>
        <text:p text:style-name="P1">169. 13331</text:p>
        <text:p text:style-name="P1">170. 13332</text:p>
        <text:p text:style-name="P1">171. 13333</text:p>
        <text:p text:style-name="P1">172. 13334</text:p>
        <text:p text:style-name="P1">173. 13341</text:p>
        <text:p text:style-name="P1">174. 13342</text:p>
        <text:p text:style-name="P1">175. 13343</text:p>
        <text:p text:style-name="P1">176. 13344</text:p>
        <text:p text:style-name="P1">177. 13411</text:p>
        <text:p text:style-name="P1">178. 13412</text:p>
        <text:p text:style-name="P1">179. 13413</text:p>
        <text:p text:style-name="P1">180. 13414</text:p>
        <text:p text:style-name="P1">181. 13421</text:p>
        <text:p text:style-name="P1">182. 13422</text:p>
        <text:p text:style-name="P1">183. 13423</text:p>
        <text:p text:style-name="P1">184. 13424</text:p>
        <text:p text:style-name="P1">185. 13431</text:p>
        <text:p text:style-name="P1">186. 13432</text:p>
        <text:p text:style-name="P1">187. 13433</text:p>
        <text:p text:style-name="P1">188. 13434</text:p>
        <text:p text:style-name="P1">189. 13441</text:p>
        <text:p text:style-name="P1">190. 13442</text:p>
        <text:p text:style-name="P1">191. 13443</text:p>
        <text:p text:style-name="P1">192. 13444</text:p>
        <text:p text:style-name="P1">193. 14111</text:p>
        <text:p text:style-name="P1">194. 14112</text:p>
        <text:p text:style-name="P1"><text:soft-page-break/>195. 14113</text:p>
        <text:p text:style-name="P1">196. 14114</text:p>
        <text:p text:style-name="P1">197. 14121</text:p>
        <text:p text:style-name="P1">198. 14122</text:p>
        <text:p text:style-name="P1">199. 14123</text:p>
        <text:p text:style-name="P1">200. 14124</text:p>
        <text:p text:style-name="P1">201. 14131</text:p>
        <text:p text:style-name="P1">202. 14132</text:p>
        <text:p text:style-name="P1">203. 14133</text:p>
        <text:p text:style-name="P1">204. 14134</text:p>
        <text:p text:style-name="P1">205. 14141</text:p>
        <text:p text:style-name="P1">206. 14142</text:p>
        <text:p text:style-name="P1">207. 14143</text:p>
        <text:p text:style-name="P1">208. 14144</text:p>
        <text:p text:style-name="P1">209. 14211</text:p>
        <text:p text:style-name="P1">210. 14212</text:p>
        <text:p text:style-name="P1">211. 14213</text:p>
        <text:p text:style-name="P1">212. 14214</text:p>
        <text:p text:style-name="P1">213. 14221</text:p>
        <text:p text:style-name="P1">214. 14222</text:p>
        <text:p text:style-name="P1">215. 14223</text:p>
        <text:p text:style-name="P1">216. 14224</text:p>
        <text:p text:style-name="P1">217. 14231</text:p>
        <text:p text:style-name="P1">218. 14232</text:p>
        <text:p text:style-name="P1">219. 14233</text:p>
        <text:p text:style-name="P1">220. 14234</text:p>
        <text:p text:style-name="P1">221. 14241</text:p>
        <text:p text:style-name="P1">222. 14242</text:p>
        <text:p text:style-name="P1">223. 14243</text:p>
        <text:p text:style-name="P1">224. 14244</text:p>
        <text:p text:style-name="P1">225. 14311</text:p>
        <text:p text:style-name="P1">226. 14312</text:p>
        <text:p text:style-name="P1">227. 14313</text:p>
        <text:p text:style-name="P1">228. 14314</text:p>
        <text:p text:style-name="P1">229. 14321</text:p>
        <text:p text:style-name="P1">230. 14322</text:p>
        <text:p text:style-name="P1">231. 14323</text:p>
        <text:p text:style-name="P1">232. 14324</text:p>
        <text:p text:style-name="P1">233. 14331</text:p>
        <text:p text:style-name="P1">234. 14332</text:p>
        <text:p text:style-name="P1">235. 14333</text:p>
        <text:p text:style-name="P1">236. 14334</text:p>
        <text:p text:style-name="P1">237. 14341</text:p>
        <text:p text:style-name="P1">238. 14342</text:p>
        <text:p text:style-name="P1">239. 14343</text:p>
        <text:p text:style-name="P1">240. 14344</text:p>
        <text:p text:style-name="P1">241. 14411</text:p>
        <text:p text:style-name="P1">242. 14412</text:p>
        <text:p text:style-name="P1">243. 14413</text:p>
        <text:p text:style-name="P1">244. 14414</text:p>
        <text:p text:style-name="P1">245. 14421</text:p>
        <text:p text:style-name="P1">246. 14422</text:p>
        <text:p text:style-name="P1">247. 14423</text:p>
        <text:p text:style-name="P1">248. 14424</text:p>
        <text:p text:style-name="P1">249. 14431</text:p>
        <text:p text:style-name="P1">250. 14432</text:p>
        <text:p text:style-name="P1">251. 14433</text:p>
        <text:p text:style-name="P1">252. 14434</text:p>
        <text:p text:style-name="P1">253. 14441</text:p>
        <text:p text:style-name="P1">254. 14442</text:p>
        <text:p text:style-name="P1">255. 14443</text:p>
        <text:p text:style-name="P1">256. 14444</text:p>
        <text:p text:style-name="P1">257. 21111</text:p>
        <text:p text:style-name="P1">258. 21112</text:p>
        <text:p text:style-name="P1">259. 21113</text:p>
        <text:p text:style-name="P1">260. 21114</text:p>
        <text:p text:style-name="P1">261. 21121</text:p>
        <text:p text:style-name="P1">262. 21122</text:p>
        <text:p text:style-name="P1">263. 21123</text:p>
        <text:p text:style-name="P1">264. 21124</text:p>
        <text:p text:style-name="P1">265. 21131</text:p>
        <text:p text:style-name="P1">266. 21132</text:p>
        <text:p text:style-name="P1">267. 21133</text:p>
        <text:p text:style-name="P1">268. 21134</text:p>
        <text:p text:style-name="P1">269. 21141</text:p>
        <text:p text:style-name="P1">270. 21142</text:p>
        <text:p text:style-name="P1">271. 21143</text:p>
        <text:p text:style-name="P1">272. 21144</text:p>
        <text:p text:style-name="P1">273. 21211</text:p>
        <text:p text:style-name="P1">274. 21212</text:p>
        <text:p text:style-name="P1">275. 21213</text:p>
        <text:p text:style-name="P1">276. 21214</text:p>
        <text:p text:style-name="P1">277. 21221</text:p>
        <text:p text:style-name="P1">278. 21222</text:p>
        <text:p text:style-name="P1">279. 21223</text:p>
        <text:p text:style-name="P1">280. 21224</text:p>
        <text:p text:style-name="P1">281. 21231</text:p>
        <text:p text:style-name="P1">282. 21232</text:p>
        <text:p text:style-name="P1">283. 21233</text:p>
        <text:p text:style-name="P1">284. 21234</text:p>
        <text:p text:style-name="P1">285. 21241</text:p>
        <text:p text:style-name="P1">286. 21242</text:p>
        <text:p text:style-name="P1">287. 21243</text:p>
        <text:p text:style-name="P1">288. 21244</text:p>
        <text:p text:style-name="P1">289. 21311</text:p>
        <text:p text:style-name="P1">290. 21312</text:p>
        <text:p text:style-name="P1">291. 21313</text:p>
        <text:p text:style-name="P1">292. 21314</text:p>
        <text:p text:style-name="P1">293. 21321</text:p>
        <text:p text:style-name="P1">294. 21322</text:p>
        <text:p text:style-name="P1">295. 21323</text:p>
        <text:p text:style-name="P1">296. 21324</text:p>
        <text:p text:style-name="P1">297. 21331</text:p>
        <text:p text:style-name="P1">298. 21332</text:p>
        <text:p text:style-name="P1">299. 21333</text:p>
        <text:p text:style-name="P1">300. 21334</text:p>
        <text:p text:style-name="P1">301. 21341</text:p>
        <text:p text:style-name="P1">302. 21342</text:p>
        <text:p text:style-name="P1">303. 21343</text:p>
        <text:p text:style-name="P1">304. 21344</text:p>
        <text:p text:style-name="P1">305. 21411</text:p>
        <text:p text:style-name="P1">306. 21412</text:p>
        <text:p text:style-name="P1">307. 21413</text:p>
        <text:p text:style-name="P1">308. 21414</text:p>
        <text:p text:style-name="P1">309. 21421</text:p>
        <text:p text:style-name="P1">310. 21422</text:p>
        <text:p text:style-name="P1">311. 21423</text:p>
        <text:p text:style-name="P1">312. 21424</text:p>
        <text:p text:style-name="P1">313. 21431</text:p>
        <text:p text:style-name="P1">314. 21432</text:p>
        <text:p text:style-name="P1">315. 21433</text:p>
        <text:p text:style-name="P1">316. 21434</text:p>
        <text:p text:style-name="P1">317. 21441</text:p>
        <text:p text:style-name="P1">318. 21442</text:p>
        <text:p text:style-name="P1">319. 21443</text:p>
        <text:p text:style-name="P1">320. 21444</text:p>
        <text:p text:style-name="P1">321. 22111</text:p>
        <text:p text:style-name="P1">322. 22112</text:p>
        <text:p text:style-name="P1">323. 22113</text:p>
        <text:p text:style-name="P1">324. 22114</text:p>
        <text:p text:style-name="P1">325. 22121</text:p>
        <text:p text:style-name="P1">326. 22122</text:p>
        <text:p text:style-name="P1">327. 22123</text:p>
        <text:p text:style-name="P1">328. 22124</text:p>
        <text:p text:style-name="P1">329. 22131</text:p>
        <text:p text:style-name="P1">330. 22132</text:p>
        <text:p text:style-name="P1">331. 22133</text:p>
        <text:p text:style-name="P1">332. 22134</text:p>
        <text:p text:style-name="P1">333. 22141</text:p>
        <text:p text:style-name="P1">334. 22142</text:p>
        <text:p text:style-name="P1">335. 22143</text:p>
        <text:p text:style-name="P1">336. 22144</text:p>
        <text:p text:style-name="P1">337. 22211</text:p>
        <text:p text:style-name="P1">338. 22212</text:p>
        <text:p text:style-name="P1">339. 22213</text:p>
        <text:p text:style-name="P1">340. 22214</text:p>
        <text:p text:style-name="P1">341. 22221</text:p>
        <text:p text:style-name="P1">342. 22222</text:p>
        <text:p text:style-name="P1">343. 22223</text:p>
        <text:p text:style-name="P1">344. 22224</text:p>
        <text:p text:style-name="P1">345. 22231</text:p>
        <text:p text:style-name="P1">346. 22232</text:p>
        <text:p text:style-name="P1">347. 22233</text:p>
        <text:p text:style-name="P1">348. 22234</text:p>
        <text:p text:style-name="P1">349. 22241</text:p>
        <text:p text:style-name="P1">350. 22242</text:p>
        <text:p text:style-name="P1">351. 22243</text:p>
        <text:p text:style-name="P1">352. 22244</text:p>
        <text:p text:style-name="P1">353. 22311</text:p>
        <text:p text:style-name="P1">354. 22312</text:p>
        <text:p text:style-name="P1">355. 22313</text:p>
        <text:p text:style-name="P1">356. 22314</text:p>
        <text:p text:style-name="P1">357. 22321</text:p>
        <text:p text:style-name="P1">358. 22322</text:p>
        <text:p text:style-name="P1">359. 22323</text:p>
        <text:p text:style-name="P1">360. 22324</text:p>
        <text:p text:style-name="P1">361. 22331</text:p>
        <text:p text:style-name="P1">362. 22332</text:p>
        <text:p text:style-name="P1">363. 22333</text:p>
        <text:p text:style-name="P1">364. 22334</text:p>
        <text:p text:style-name="P1">365. 22341</text:p>
        <text:p text:style-name="P1">366. 22342</text:p>
        <text:p text:style-name="P1">367. 22343</text:p>
        <text:p text:style-name="P1">368. 22344</text:p>
        <text:p text:style-name="P1">369. 22411</text:p>
        <text:p text:style-name="P1">370. 22412</text:p>
        <text:p text:style-name="P1">371. 22413</text:p>
        <text:p text:style-name="P1">372. 22414</text:p>
        <text:p text:style-name="P1">373. 22421</text:p>
        <text:p text:style-name="P1">374. 22422</text:p>
        <text:p text:style-name="P1">375. 22423</text:p>
        <text:p text:style-name="P1">376. 22424</text:p>
        <text:p text:style-name="P1">377. 22431</text:p>
        <text:p text:style-name="P1">378. 22432</text:p>
        <text:p text:style-name="P1">379. 22433</text:p>
        <text:p text:style-name="P1">380. 22434</text:p>
        <text:p text:style-name="P1">381. 22441</text:p>
        <text:p text:style-name="P1">382. 22442</text:p>
        <text:p text:style-name="P1">383. 22443</text:p>
        <text:p text:style-name="P1">384. 22444</text:p>
        <text:p text:style-name="P1">385. 23111</text:p>
        <text:p text:style-name="P1">386. 23112</text:p>
        <text:p text:style-name="P1">387. 23113</text:p>
        <text:p text:style-name="P1">388. 23114</text:p>
        <text:p text:style-name="P1">389. 23121</text:p>
        <text:p text:style-name="P1">390. 23122</text:p>
        <text:p text:style-name="P1"><text:soft-page-break/>391. 23123</text:p>
        <text:p text:style-name="P1">392. 23124</text:p>
        <text:p text:style-name="P1">393. 23131</text:p>
        <text:p text:style-name="P1">394. 23132</text:p>
        <text:p text:style-name="P1">395. 23133</text:p>
        <text:p text:style-name="P1">396. 23134</text:p>
        <text:p text:style-name="P1">397. 23141</text:p>
        <text:p text:style-name="P1">398. 23142</text:p>
        <text:p text:style-name="P1">399. 23143</text:p>
        <text:p text:style-name="P1">400. 23144</text:p>
        <text:p text:style-name="P1">401. 23211</text:p>
        <text:p text:style-name="P1">402. 23212</text:p>
        <text:p text:style-name="P1">403. 23213</text:p>
        <text:p text:style-name="P1">404. 23214</text:p>
        <text:p text:style-name="P1">405. 23221</text:p>
        <text:p text:style-name="P1">406. 23222</text:p>
        <text:p text:style-name="P1">407. 23223</text:p>
        <text:p text:style-name="P1">408. 23224</text:p>
        <text:p text:style-name="P1">409. 23231</text:p>
        <text:p text:style-name="P1">410. 23232</text:p>
        <text:p text:style-name="P1">411. 23233</text:p>
        <text:p text:style-name="P1">412. 23234</text:p>
        <text:p text:style-name="P1">413. 23241</text:p>
        <text:p text:style-name="P1">414. 23242</text:p>
        <text:p text:style-name="P1">415. 23243</text:p>
        <text:p text:style-name="P1">416. 23244</text:p>
        <text:p text:style-name="P1">417. 23311</text:p>
        <text:p text:style-name="P1">418. 23312</text:p>
        <text:p text:style-name="P1">419. 23313</text:p>
        <text:p text:style-name="P1">420. 23314</text:p>
        <text:p text:style-name="P1">421. 23321</text:p>
        <text:p text:style-name="P1">422. 23322</text:p>
        <text:p text:style-name="P1">423. 23323</text:p>
        <text:p text:style-name="P1">424. 23324</text:p>
        <text:p text:style-name="P1">425. 23331</text:p>
        <text:p text:style-name="P1">426. 23332</text:p>
        <text:p text:style-name="P1">427. 23333</text:p>
        <text:p text:style-name="P1">428. 23334</text:p>
        <text:p text:style-name="P1">429. 23341</text:p>
        <text:p text:style-name="P1">430. 23342</text:p>
        <text:p text:style-name="P1">431. 23343</text:p>
        <text:p text:style-name="P1">432. 23344</text:p>
        <text:p text:style-name="P1">433. 23411</text:p>
        <text:p text:style-name="P1">434. 23412</text:p>
        <text:p text:style-name="P1">435. 23413</text:p>
        <text:p text:style-name="P1">436. 23414</text:p>
        <text:p text:style-name="P1">437. 23421</text:p>
        <text:p text:style-name="P1">438. 23422</text:p>
        <text:p text:style-name="P1">439. 23423</text:p>
        <text:p text:style-name="P1">440. 23424</text:p>
        <text:p text:style-name="P1">441. 23431</text:p>
        <text:p text:style-name="P1">442. 23432</text:p>
        <text:p text:style-name="P1">443. 23433</text:p>
        <text:p text:style-name="P1">444. 23434</text:p>
        <text:p text:style-name="P1">445. 23441</text:p>
        <text:p text:style-name="P1">446. 23442</text:p>
        <text:p text:style-name="P1">447. 23443</text:p>
        <text:p text:style-name="P1">448. 23444</text:p>
        <text:p text:style-name="P1">449. 24111</text:p>
        <text:p text:style-name="P1">450. 24112</text:p>
        <text:p text:style-name="P1">451. 24113</text:p>
        <text:p text:style-name="P1">452. 24114</text:p>
        <text:p text:style-name="P1">453. 24121</text:p>
        <text:p text:style-name="P1">454. 24122</text:p>
        <text:p text:style-name="P1">455. 24123</text:p>
        <text:p text:style-name="P1">456. 24124</text:p>
        <text:p text:style-name="P1">457. 24131</text:p>
        <text:p text:style-name="P1">458. 24132</text:p>
        <text:p text:style-name="P1">459. 24133</text:p>
        <text:p text:style-name="P1">460. 24134</text:p>
        <text:p text:style-name="P1">461. 24141</text:p>
        <text:p text:style-name="P1">462. 24142</text:p>
        <text:p text:style-name="P1">463. 24143</text:p>
        <text:p text:style-name="P1">464. 24144</text:p>
        <text:p text:style-name="P1">465. 24211</text:p>
        <text:p text:style-name="P1">466. 24212</text:p>
        <text:p text:style-name="P1">467. 24213</text:p>
        <text:p text:style-name="P1">468. 24214</text:p>
        <text:p text:style-name="P1">469. 24221</text:p>
        <text:p text:style-name="P1">470. 24222</text:p>
        <text:p text:style-name="P1">471. 24223</text:p>
        <text:p text:style-name="P1">472. 24224</text:p>
        <text:p text:style-name="P1">473. 24231</text:p>
        <text:p text:style-name="P1">474. 24232</text:p>
        <text:p text:style-name="P1">475. 24233</text:p>
        <text:p text:style-name="P1">476. 24234</text:p>
        <text:p text:style-name="P1">477. 24241</text:p>
        <text:p text:style-name="P1">478. 24242</text:p>
        <text:p text:style-name="P1">479. 24243</text:p>
        <text:p text:style-name="P1">480. 24244</text:p>
        <text:p text:style-name="P1">481. 24311</text:p>
        <text:p text:style-name="P1">482. 24312</text:p>
        <text:p text:style-name="P1">483. 24313</text:p>
        <text:p text:style-name="P1">484. 24314</text:p>
        <text:p text:style-name="P1">485. 24321</text:p>
        <text:p text:style-name="P1">486. 24322</text:p>
        <text:p text:style-name="P1">487. 24323</text:p>
        <text:p text:style-name="P1">488. 24324</text:p>
        <text:p text:style-name="P1">489. 24331</text:p>
        <text:p text:style-name="P1">490. 24332</text:p>
        <text:p text:style-name="P1">491. 24333</text:p>
        <text:p text:style-name="P1">492. 24334</text:p>
        <text:p text:style-name="P1">493. 24341</text:p>
        <text:p text:style-name="P1">494. 24342</text:p>
        <text:p text:style-name="P1">495. 24343</text:p>
        <text:p text:style-name="P1">496. 24344</text:p>
        <text:p text:style-name="P1">497. 24411</text:p>
        <text:p text:style-name="P1">498. 24412</text:p>
        <text:p text:style-name="P1">499. 24413</text:p>
        <text:p text:style-name="P1">500. 24414</text:p>
        <text:p text:style-name="P1">501. 24421</text:p>
        <text:p text:style-name="P1">502. 24422</text:p>
        <text:p text:style-name="P1">503. 24423</text:p>
        <text:p text:style-name="P1">504. 24424</text:p>
        <text:p text:style-name="P1">505. 24431</text:p>
        <text:p text:style-name="P1">506. 24432</text:p>
        <text:p text:style-name="P1">507. 24433</text:p>
        <text:p text:style-name="P1">508. 24434</text:p>
        <text:p text:style-name="P1">509. 24441</text:p>
        <text:p text:style-name="P1">510. 24442</text:p>
        <text:p text:style-name="P1">511. 24443</text:p>
        <text:p text:style-name="P1">512. 24444</text:p>
        <text:p text:style-name="P1">513. 31111</text:p>
        <text:p text:style-name="P1">514. 31112</text:p>
        <text:p text:style-name="P1">515. 31113</text:p>
        <text:p text:style-name="P1">516. 31114</text:p>
        <text:p text:style-name="P1">517. 31121</text:p>
        <text:p text:style-name="P1">518. 31122</text:p>
        <text:p text:style-name="P1">519. 31123</text:p>
        <text:p text:style-name="P1">520. 31124</text:p>
        <text:p text:style-name="P1">521. 31131</text:p>
        <text:p text:style-name="P1">522. 31132</text:p>
        <text:p text:style-name="P1">523. 31133</text:p>
        <text:p text:style-name="P1">524. 31134</text:p>
        <text:p text:style-name="P1">525. 31141</text:p>
        <text:p text:style-name="P1">526. 31142</text:p>
        <text:p text:style-name="P1">527. 31143</text:p>
        <text:p text:style-name="P1">528. 31144</text:p>
        <text:p text:style-name="P1">529. 31211</text:p>
        <text:p text:style-name="P1">530. 31212</text:p>
        <text:p text:style-name="P1">531. 31213</text:p>
        <text:p text:style-name="P1">532. 31214</text:p>
        <text:p text:style-name="P1">533. 31221</text:p>
        <text:p text:style-name="P1">534. 31222</text:p>
        <text:p text:style-name="P1">535. 31223</text:p>
        <text:p text:style-name="P1">536. 31224</text:p>
        <text:p text:style-name="P1">537. 31231</text:p>
        <text:p text:style-name="P1">538. 31232</text:p>
        <text:p text:style-name="P1">539. 31233</text:p>
        <text:p text:style-name="P1">540. 31234</text:p>
        <text:p text:style-name="P1">541. 31241</text:p>
        <text:p text:style-name="P1">542. 31242</text:p>
        <text:p text:style-name="P1">543. 31243</text:p>
        <text:p text:style-name="P1">544. 31244</text:p>
        <text:p text:style-name="P1">545. 31311</text:p>
        <text:p text:style-name="P1">546. 31312</text:p>
        <text:p text:style-name="P1">547. 31313</text:p>
        <text:p text:style-name="P1">548. 31314</text:p>
        <text:p text:style-name="P1">549. 31321</text:p>
        <text:p text:style-name="P1">550. 31322</text:p>
        <text:p text:style-name="P1">551. 31323</text:p>
        <text:p text:style-name="P1">552. 31324</text:p>
        <text:p text:style-name="P1">553. 31331</text:p>
        <text:p text:style-name="P1">554. 31332</text:p>
        <text:p text:style-name="P1">555. 31333</text:p>
        <text:p text:style-name="P1">556. 31334</text:p>
        <text:p text:style-name="P1">557. 31341</text:p>
        <text:p text:style-name="P1">558. 31342</text:p>
        <text:p text:style-name="P1">559. 31343</text:p>
        <text:p text:style-name="P1">560. 31344</text:p>
        <text:p text:style-name="P1">561. 31411</text:p>
        <text:p text:style-name="P1">562. 31412</text:p>
        <text:p text:style-name="P1">563. 31413</text:p>
        <text:p text:style-name="P1">564. 31414</text:p>
        <text:p text:style-name="P1">565. 31421</text:p>
        <text:p text:style-name="P1">566. 31422</text:p>
        <text:p text:style-name="P1">567. 31423</text:p>
        <text:p text:style-name="P1">568. 31424</text:p>
        <text:p text:style-name="P1">569. 31431</text:p>
        <text:p text:style-name="P1">570. 31432</text:p>
        <text:p text:style-name="P1">571. 31433</text:p>
        <text:p text:style-name="P1">572. 31434</text:p>
        <text:p text:style-name="P1">573. 31441</text:p>
        <text:p text:style-name="P1">574. 31442</text:p>
        <text:p text:style-name="P1">575. 31443</text:p>
        <text:p text:style-name="P1">576. 31444</text:p>
        <text:p text:style-name="P1">577. 32111</text:p>
        <text:p text:style-name="P1">578. 32112</text:p>
        <text:p text:style-name="P1">579. 32113</text:p>
        <text:p text:style-name="P1">580. 32114</text:p>
        <text:p text:style-name="P1">581. 32121</text:p>
        <text:p text:style-name="P1">582. 32122</text:p>
        <text:p text:style-name="P1">583. 32123</text:p>
        <text:p text:style-name="P1">584. 32124</text:p>
        <text:p text:style-name="P1">585. 32131</text:p>
        <text:p text:style-name="P1">586. 32132</text:p>
        <text:p text:style-name="P1"><text:soft-page-break/>587. 32133</text:p>
        <text:p text:style-name="P1">588. 32134</text:p>
        <text:p text:style-name="P1">589. 32141</text:p>
        <text:p text:style-name="P1">590. 32142</text:p>
        <text:p text:style-name="P1">591. 32143</text:p>
        <text:p text:style-name="P1">592. 32144</text:p>
        <text:p text:style-name="P1">593. 32211</text:p>
        <text:p text:style-name="P1">594. 32212</text:p>
        <text:p text:style-name="P1">595. 32213</text:p>
        <text:p text:style-name="P1">596. 32214</text:p>
        <text:p text:style-name="P1">597. 32221</text:p>
        <text:p text:style-name="P1">598. 32222</text:p>
        <text:p text:style-name="P1">599. 32223</text:p>
        <text:p text:style-name="P1">600. 32224</text:p>
        <text:p text:style-name="P1">601. 32231</text:p>
        <text:p text:style-name="P1">602. 32232</text:p>
        <text:p text:style-name="P1">603. 32233</text:p>
        <text:p text:style-name="P1">604. 32234</text:p>
        <text:p text:style-name="P1">605. 32241</text:p>
        <text:p text:style-name="P1">606. 32242</text:p>
        <text:p text:style-name="P1">607. 32243</text:p>
        <text:p text:style-name="P1">608. 32244</text:p>
        <text:p text:style-name="P1">609. 32311</text:p>
        <text:p text:style-name="P1">610. 32312</text:p>
        <text:p text:style-name="P1">611. 32313</text:p>
        <text:p text:style-name="P1">612. 32314</text:p>
        <text:p text:style-name="P1">613. 32321</text:p>
        <text:p text:style-name="P1">614. 32322</text:p>
        <text:p text:style-name="P1">615. 32323</text:p>
        <text:p text:style-name="P1">616. 32324</text:p>
        <text:p text:style-name="P1">617. 32331</text:p>
        <text:p text:style-name="P1">618. 32332</text:p>
        <text:p text:style-name="P1">619. 32333</text:p>
        <text:p text:style-name="P1">620. 32334</text:p>
        <text:p text:style-name="P1">621. 32341</text:p>
        <text:p text:style-name="P1">622. 32342</text:p>
        <text:p text:style-name="P1">623. 32343</text:p>
        <text:p text:style-name="P1">624. 32344</text:p>
        <text:p text:style-name="P1">625. 32411</text:p>
        <text:p text:style-name="P1">626. 32412</text:p>
        <text:p text:style-name="P1">627. 32413</text:p>
        <text:p text:style-name="P1">628. 32414</text:p>
        <text:p text:style-name="P1">629. 32421</text:p>
        <text:p text:style-name="P1">630. 32422</text:p>
        <text:p text:style-name="P1">631. 32423</text:p>
        <text:p text:style-name="P1">632. 32424</text:p>
        <text:p text:style-name="P1">633. 32431</text:p>
        <text:p text:style-name="P1">634. 32432</text:p>
        <text:p text:style-name="P1">635. 32433</text:p>
        <text:p text:style-name="P1">636. 32434</text:p>
        <text:p text:style-name="P1">637. 32441</text:p>
        <text:p text:style-name="P1">638. 32442</text:p>
        <text:p text:style-name="P1">639. 32443</text:p>
        <text:p text:style-name="P1">640. 32444</text:p>
        <text:p text:style-name="P1">641. 33111</text:p>
        <text:p text:style-name="P1">642. 33112</text:p>
        <text:p text:style-name="P1">643. 33113</text:p>
        <text:p text:style-name="P1">644. 33114</text:p>
        <text:p text:style-name="P1">645. 33121</text:p>
        <text:p text:style-name="P1">646. 33122</text:p>
        <text:p text:style-name="P1">647. 33123</text:p>
        <text:p text:style-name="P1">648. 33124</text:p>
        <text:p text:style-name="P1">649. 33131</text:p>
        <text:p text:style-name="P1">650. 33132</text:p>
        <text:p text:style-name="P1">651. 33133</text:p>
        <text:p text:style-name="P1">652. 33134</text:p>
        <text:p text:style-name="P1">653. 33141</text:p>
        <text:p text:style-name="P1">654. 33142</text:p>
        <text:p text:style-name="P1">655. 33143</text:p>
        <text:p text:style-name="P1">656. 33144</text:p>
        <text:p text:style-name="P1">657. 33211</text:p>
        <text:p text:style-name="P1">658. 33212</text:p>
        <text:p text:style-name="P1">659. 33213</text:p>
        <text:p text:style-name="P1">660. 33214</text:p>
        <text:p text:style-name="P1">661. 33221</text:p>
        <text:p text:style-name="P1">662. 33222</text:p>
        <text:p text:style-name="P1">663. 33223</text:p>
        <text:p text:style-name="P1">664. 33224</text:p>
        <text:p text:style-name="P1">665. 33231</text:p>
        <text:p text:style-name="P1">666. 33232</text:p>
        <text:p text:style-name="P1">667. 33233</text:p>
        <text:p text:style-name="P1">668. 33234</text:p>
        <text:p text:style-name="P1">669. 33241</text:p>
        <text:p text:style-name="P1">670. 33242</text:p>
        <text:p text:style-name="P1">671. 33243</text:p>
        <text:p text:style-name="P1">672. 33244</text:p>
        <text:p text:style-name="P1">673. 33311</text:p>
        <text:p text:style-name="P1">674. 33312</text:p>
        <text:p text:style-name="P1">675. 33313</text:p>
        <text:p text:style-name="P1">676. 33314</text:p>
        <text:p text:style-name="P1">677. 33321</text:p>
        <text:p text:style-name="P1">678. 33322</text:p>
        <text:p text:style-name="P1">679. 33323</text:p>
        <text:p text:style-name="P1">680. 33324</text:p>
        <text:p text:style-name="P1">681. 33331</text:p>
        <text:p text:style-name="P1">682. 33332</text:p>
        <text:p text:style-name="P1">683. 33333</text:p>
        <text:p text:style-name="P1">684. 33334</text:p>
        <text:p text:style-name="P1">685. 33341</text:p>
        <text:p text:style-name="P1">686. 33342</text:p>
        <text:p text:style-name="P1">687. 33343</text:p>
        <text:p text:style-name="P1">688. 33344</text:p>
        <text:p text:style-name="P1">689. 33411</text:p>
        <text:p text:style-name="P1">690. 33412</text:p>
        <text:p text:style-name="P1">691. 33413</text:p>
        <text:p text:style-name="P1">692. 33414</text:p>
        <text:p text:style-name="P1">693. 33421</text:p>
        <text:p text:style-name="P1">694. 33422</text:p>
        <text:p text:style-name="P1">695. 33423</text:p>
        <text:p text:style-name="P1">696. 33424</text:p>
        <text:p text:style-name="P1">697. 33431</text:p>
        <text:p text:style-name="P1">698. 33432</text:p>
        <text:p text:style-name="P1">699. 33433</text:p>
        <text:p text:style-name="P1">700. 33434</text:p>
        <text:p text:style-name="P1">701. 33441</text:p>
        <text:p text:style-name="P1">702. 33442</text:p>
        <text:p text:style-name="P1">703. 33443</text:p>
        <text:p text:style-name="P1">704. 33444</text:p>
        <text:p text:style-name="P1">705. 34111</text:p>
        <text:p text:style-name="P1">706. 34112</text:p>
        <text:p text:style-name="P1">707. 34113</text:p>
        <text:p text:style-name="P1">708. 34114</text:p>
        <text:p text:style-name="P1">709. 34121</text:p>
        <text:p text:style-name="P1">710. 34122</text:p>
        <text:p text:style-name="P1">711. 34123</text:p>
        <text:p text:style-name="P1">712. 34124</text:p>
        <text:p text:style-name="P1">713. 34131</text:p>
        <text:p text:style-name="P1">714. 34132</text:p>
        <text:p text:style-name="P1">715. 34133</text:p>
        <text:p text:style-name="P1">716. 34134</text:p>
        <text:p text:style-name="P1">717. 34141</text:p>
        <text:p text:style-name="P1">718. 34142</text:p>
        <text:p text:style-name="P1">719. 34143</text:p>
        <text:p text:style-name="P1">720. 34144</text:p>
        <text:p text:style-name="P1">721. 34211</text:p>
        <text:p text:style-name="P1">722. 34212</text:p>
        <text:p text:style-name="P1">723. 34213</text:p>
        <text:p text:style-name="P1">724. 34214</text:p>
        <text:p text:style-name="P1">725. 34221</text:p>
        <text:p text:style-name="P1">726. 34222</text:p>
        <text:p text:style-name="P1">727. 34223</text:p>
        <text:p text:style-name="P1">728. 34224</text:p>
        <text:p text:style-name="P1">729. 34231</text:p>
        <text:p text:style-name="P1">730. 34232</text:p>
        <text:p text:style-name="P1">731. 34233</text:p>
        <text:p text:style-name="P1">732. 34234</text:p>
        <text:p text:style-name="P1">733. 34241</text:p>
        <text:p text:style-name="P1">734. 34242</text:p>
        <text:p text:style-name="P1">735. 34243</text:p>
        <text:p text:style-name="P1">736. 34244</text:p>
        <text:p text:style-name="P1">737. 34311</text:p>
        <text:p text:style-name="P1">738. 34312</text:p>
        <text:p text:style-name="P1">739. 34313</text:p>
        <text:p text:style-name="P1">740. 34314</text:p>
        <text:p text:style-name="P1">741. 34321</text:p>
        <text:p text:style-name="P1">742. 34322</text:p>
        <text:p text:style-name="P1">743. 34323</text:p>
        <text:p text:style-name="P1">744. 34324</text:p>
        <text:p text:style-name="P1">745. 34331</text:p>
        <text:p text:style-name="P1">746. 34332</text:p>
        <text:p text:style-name="P1">747. 34333</text:p>
        <text:p text:style-name="P1">748. 34334</text:p>
        <text:p text:style-name="P1">749. 34341</text:p>
        <text:p text:style-name="P1">750. 34342</text:p>
        <text:p text:style-name="P1">751. 34343</text:p>
        <text:p text:style-name="P1">752. 34344</text:p>
        <text:p text:style-name="P1">753. 34411</text:p>
        <text:p text:style-name="P1">754. 34412</text:p>
        <text:p text:style-name="P1">755. 34413</text:p>
        <text:p text:style-name="P1">756. 34414</text:p>
        <text:p text:style-name="P1">757. 34421</text:p>
        <text:p text:style-name="P1">758. 34422</text:p>
        <text:p text:style-name="P1">759. 34423</text:p>
        <text:p text:style-name="P1">760. 34424</text:p>
        <text:p text:style-name="P1">761. 34431</text:p>
        <text:p text:style-name="P1">762. 34432</text:p>
        <text:p text:style-name="P1">763. 34433</text:p>
        <text:p text:style-name="P1">764. 34434</text:p>
        <text:p text:style-name="P1">765. 34441</text:p>
        <text:p text:style-name="P1">766. 34442</text:p>
        <text:p text:style-name="P1">767. 34443</text:p>
        <text:p text:style-name="P1">768. 34444</text:p>
        <text:p text:style-name="P1">769. 41111</text:p>
        <text:p text:style-name="P1">770. 41112</text:p>
        <text:p text:style-name="P1">771. 41113</text:p>
        <text:p text:style-name="P1">772. 41114</text:p>
        <text:p text:style-name="P1">773. 41121</text:p>
        <text:p text:style-name="P1">774. 41122</text:p>
        <text:p text:style-name="P1">775. 41123</text:p>
        <text:p text:style-name="P1">776. 41124</text:p>
        <text:p text:style-name="P1">777. 41131</text:p>
        <text:p text:style-name="P1">778. 41132</text:p>
        <text:p text:style-name="P1">779. 41133</text:p>
        <text:p text:style-name="P1">780. 41134</text:p>
        <text:p text:style-name="P1">781. 41141</text:p>
        <text:p text:style-name="P1">782. 41142</text:p>
        <text:p text:style-name="P1"><text:soft-page-break/>783. 41143</text:p>
        <text:p text:style-name="P1">784. 41144</text:p>
        <text:p text:style-name="P1">785. 41211</text:p>
        <text:p text:style-name="P1">786. 41212</text:p>
        <text:p text:style-name="P1">787. 41213</text:p>
        <text:p text:style-name="P1">788. 41214</text:p>
        <text:p text:style-name="P1">789. 41221</text:p>
        <text:p text:style-name="P1">790. 41222</text:p>
        <text:p text:style-name="P1">791. 41223</text:p>
        <text:p text:style-name="P1">792. 41224</text:p>
        <text:p text:style-name="P1">793. 41231</text:p>
        <text:p text:style-name="P1">794. 41232</text:p>
        <text:p text:style-name="P1">795. 41233</text:p>
        <text:p text:style-name="P1">796. 41234</text:p>
        <text:p text:style-name="P1">797. 41241</text:p>
        <text:p text:style-name="P1">798. 41242</text:p>
        <text:p text:style-name="P1">799. 41243</text:p>
        <text:p text:style-name="P1">800. 41244</text:p>
        <text:p text:style-name="P1">801. 41311</text:p>
        <text:p text:style-name="P1">802. 41312</text:p>
        <text:p text:style-name="P1">803. 41313</text:p>
        <text:p text:style-name="P1">804. 41314</text:p>
        <text:p text:style-name="P1">805. 41321</text:p>
        <text:p text:style-name="P1">806. 41322</text:p>
        <text:p text:style-name="P1">807. 41323</text:p>
        <text:p text:style-name="P1">808. 41324</text:p>
        <text:p text:style-name="P1">809. 41331</text:p>
        <text:p text:style-name="P1">810. 41332</text:p>
        <text:p text:style-name="P1">811. 41333</text:p>
        <text:p text:style-name="P1">812. 41334</text:p>
        <text:p text:style-name="P1">813. 41341</text:p>
        <text:p text:style-name="P1">814. 41342</text:p>
        <text:p text:style-name="P1">815. 41343</text:p>
        <text:p text:style-name="P1">816. 41344</text:p>
        <text:p text:style-name="P1">817. 41411</text:p>
        <text:p text:style-name="P1">818. 41412</text:p>
        <text:p text:style-name="P1">819. 41413</text:p>
        <text:p text:style-name="P1">820. 41414</text:p>
        <text:p text:style-name="P1">821. 41421</text:p>
        <text:p text:style-name="P1">822. 41422</text:p>
        <text:p text:style-name="P1">823. 41423</text:p>
        <text:p text:style-name="P1">824. 41424</text:p>
        <text:p text:style-name="P1">825. 41431</text:p>
        <text:p text:style-name="P1">826. 41432</text:p>
        <text:p text:style-name="P1">827. 41433</text:p>
        <text:p text:style-name="P1">828. 41434</text:p>
        <text:p text:style-name="P1">829. 41441</text:p>
        <text:p text:style-name="P1">830. 41442</text:p>
        <text:p text:style-name="P1">831. 41443</text:p>
        <text:p text:style-name="P1">832. 41444</text:p>
        <text:p text:style-name="P1">833. 42111</text:p>
        <text:p text:style-name="P1">834. 42112</text:p>
        <text:p text:style-name="P1">835. 42113</text:p>
        <text:p text:style-name="P1">836. 42114</text:p>
        <text:p text:style-name="P1">837. 42121</text:p>
        <text:p text:style-name="P1">838. 42122</text:p>
        <text:p text:style-name="P1">839. 42123</text:p>
        <text:p text:style-name="P1">840. 42124</text:p>
        <text:p text:style-name="P1">841. 42131</text:p>
        <text:p text:style-name="P1">842. 42132</text:p>
        <text:p text:style-name="P1">843. 42133</text:p>
        <text:p text:style-name="P1">844. 42134</text:p>
        <text:p text:style-name="P1">845. 42141</text:p>
        <text:p text:style-name="P1">846. 42142</text:p>
        <text:p text:style-name="P1">847. 42143</text:p>
        <text:p text:style-name="P1">848. 42144</text:p>
        <text:p text:style-name="P1">849. 42211</text:p>
        <text:p text:style-name="P1">850. 42212</text:p>
        <text:p text:style-name="P1">851. 42213</text:p>
        <text:p text:style-name="P1">852. 42214</text:p>
        <text:p text:style-name="P1">853. 42221</text:p>
        <text:p text:style-name="P1">854. 42222</text:p>
        <text:p text:style-name="P1">855. 42223</text:p>
        <text:p text:style-name="P1">856. 42224</text:p>
        <text:p text:style-name="P1">857. 42231</text:p>
        <text:p text:style-name="P1">858. 42232</text:p>
        <text:p text:style-name="P1">859. 42233</text:p>
        <text:p text:style-name="P1">860. 42234</text:p>
        <text:p text:style-name="P1">861. 42241</text:p>
        <text:p text:style-name="P1">862. 42242</text:p>
        <text:p text:style-name="P1">863. 42243</text:p>
        <text:p text:style-name="P1">864. 42244</text:p>
        <text:p text:style-name="P1">865. 42311</text:p>
        <text:p text:style-name="P1">866. 42312</text:p>
        <text:p text:style-name="P1">867. 42313</text:p>
        <text:p text:style-name="P1">868. 42314</text:p>
        <text:p text:style-name="P1">869. 42321</text:p>
        <text:p text:style-name="P1">870. 42322</text:p>
        <text:p text:style-name="P1">871. 42323</text:p>
        <text:p text:style-name="P1">872. 42324</text:p>
        <text:p text:style-name="P1">873. 42331</text:p>
        <text:p text:style-name="P1">874. 42332</text:p>
        <text:p text:style-name="P1">875. 42333</text:p>
        <text:p text:style-name="P1">876. 42334</text:p>
        <text:p text:style-name="P1">877. 42341</text:p>
        <text:p text:style-name="P1">878. 42342</text:p>
        <text:p text:style-name="P1">879. 42343</text:p>
        <text:p text:style-name="P1">880. 42344</text:p>
        <text:p text:style-name="P1">881. 42411</text:p>
        <text:p text:style-name="P1">882. 42412</text:p>
        <text:p text:style-name="P1">883. 42413</text:p>
        <text:p text:style-name="P1">884. 42414</text:p>
        <text:p text:style-name="P1">885. 42421</text:p>
        <text:p text:style-name="P1">886. 42422</text:p>
        <text:p text:style-name="P1">887. 42423</text:p>
        <text:p text:style-name="P1">888. 42424</text:p>
        <text:p text:style-name="P1">889. 42431</text:p>
        <text:p text:style-name="P1">890. 42432</text:p>
        <text:p text:style-name="P1">891. 42433</text:p>
        <text:p text:style-name="P1">892. 42434</text:p>
        <text:p text:style-name="P1">893. 42441</text:p>
        <text:p text:style-name="P1">894. 42442</text:p>
        <text:p text:style-name="P1">895. 42443</text:p>
        <text:p text:style-name="P1">896. 42444</text:p>
        <text:p text:style-name="P1">897. 43111</text:p>
        <text:p text:style-name="P1">898. 43112</text:p>
        <text:p text:style-name="P1">899. 43113</text:p>
        <text:p text:style-name="P1">900. 43114</text:p>
        <text:p text:style-name="P1">901. 43121</text:p>
        <text:p text:style-name="P1">902. 43122</text:p>
        <text:p text:style-name="P1">903. 43123</text:p>
        <text:p text:style-name="P1">904. 43124</text:p>
        <text:p text:style-name="P1">905. 43131</text:p>
        <text:p text:style-name="P1">906. 43132</text:p>
        <text:p text:style-name="P1">907. 43133</text:p>
        <text:p text:style-name="P1">908. 43134</text:p>
        <text:p text:style-name="P1">909. 43141</text:p>
        <text:p text:style-name="P1">910. 43142</text:p>
        <text:p text:style-name="P1">911. 43143</text:p>
        <text:p text:style-name="P1">912. 43144</text:p>
        <text:p text:style-name="P1">913. 43211</text:p>
        <text:p text:style-name="P1">914. 43212</text:p>
        <text:p text:style-name="P1">915. 43213</text:p>
        <text:p text:style-name="P1">916. 43214</text:p>
        <text:p text:style-name="P1">917. 43221</text:p>
        <text:p text:style-name="P1">918. 43222</text:p>
        <text:p text:style-name="P1">919. 43223</text:p>
        <text:p text:style-name="P1">920. 43224</text:p>
        <text:p text:style-name="P1">921. 43231</text:p>
        <text:p text:style-name="P1">922. 43232</text:p>
        <text:p text:style-name="P1">923. 43233</text:p>
        <text:p text:style-name="P1">924. 43234</text:p>
        <text:p text:style-name="P1">925. 43241</text:p>
        <text:p text:style-name="P1">926. 43242</text:p>
        <text:p text:style-name="P1">927. 43243</text:p>
        <text:p text:style-name="P1">928. 43244</text:p>
        <text:p text:style-name="P1">929. 43311</text:p>
        <text:p text:style-name="P1">930. 43312</text:p>
        <text:p text:style-name="P1">931. 43313</text:p>
        <text:p text:style-name="P1">932. 43314</text:p>
        <text:p text:style-name="P1">933. 43321</text:p>
        <text:p text:style-name="P1">934. 43322</text:p>
        <text:p text:style-name="P1">935. 43323</text:p>
        <text:p text:style-name="P1">936. 43324</text:p>
        <text:p text:style-name="P1">937. 43331</text:p>
        <text:p text:style-name="P1">938. 43332</text:p>
        <text:p text:style-name="P1">939. 43333</text:p>
        <text:p text:style-name="P1">940. 43334</text:p>
        <text:p text:style-name="P1">941. 43341</text:p>
        <text:p text:style-name="P1">942. 43342</text:p>
        <text:p text:style-name="P1">943. 43343</text:p>
        <text:p text:style-name="P1">944. 43344</text:p>
        <text:p text:style-name="P1">945. 43411</text:p>
        <text:p text:style-name="P1">946. 43412</text:p>
        <text:p text:style-name="P1">947. 43413</text:p>
        <text:p text:style-name="P1">948. 43414</text:p>
        <text:p text:style-name="P1">949. 43421</text:p>
        <text:p text:style-name="P1">950. 43422</text:p>
        <text:p text:style-name="P1">951. 43423</text:p>
        <text:p text:style-name="P1">952. 43424</text:p>
        <text:p text:style-name="P1">953. 43431</text:p>
        <text:p text:style-name="P1">954. 43432</text:p>
        <text:p text:style-name="P1">955. 43433</text:p>
        <text:p text:style-name="P1">956. 43434</text:p>
        <text:p text:style-name="P1">957. 43441</text:p>
        <text:p text:style-name="P1">958. 43442</text:p>
        <text:p text:style-name="P1">959. 43443</text:p>
        <text:p text:style-name="P1">960. 43444</text:p>
        <text:p text:style-name="P1">961. 44111</text:p>
        <text:p text:style-name="P1">962. 44112</text:p>
        <text:p text:style-name="P1">963. 44113</text:p>
        <text:p text:style-name="P1">964. 44114</text:p>
        <text:p text:style-name="P1">965. 44121</text:p>
        <text:p text:style-name="P1">966. 44122</text:p>
        <text:p text:style-name="P1">967. 44123</text:p>
        <text:p text:style-name="P1">968. 44124</text:p>
        <text:p text:style-name="P1">969. 44131</text:p>
        <text:p text:style-name="P1">970. 44132</text:p>
        <text:p text:style-name="P1">971. 44133</text:p>
        <text:p text:style-name="P1">972. 44134</text:p>
        <text:p text:style-name="P1">973. 44141</text:p>
        <text:p text:style-name="P1">974. 44142</text:p>
        <text:p text:style-name="P1">975. 44143</text:p>
        <text:p text:style-name="P1">976. 44144</text:p>
        <text:p text:style-name="P1">977. 44211</text:p>
        <text:p text:style-name="P1">978. 44212</text:p>
        <text:p text:style-name="P1"><text:soft-page-break/>979. 44213</text:p>
        <text:p text:style-name="P1">980. 44214</text:p>
        <text:p text:style-name="P1">981. 44221</text:p>
        <text:p text:style-name="P1">982. 44222</text:p>
        <text:p text:style-name="P1">983. 44223</text:p>
        <text:p text:style-name="P1">984. 44224</text:p>
        <text:p text:style-name="P1">985. 44231</text:p>
        <text:p text:style-name="P1">986. 44232</text:p>
        <text:p text:style-name="P1">987. 44233</text:p>
        <text:p text:style-name="P1">988. 44234</text:p>
        <text:p text:style-name="P1">989. 44241</text:p>
        <text:p text:style-name="P1">990. 44242</text:p>
        <text:p text:style-name="P1">991. 44243</text:p>
        <text:p text:style-name="P1">992. 44244</text:p>
        <text:p text:style-name="P1">993. 44311</text:p>
        <text:p text:style-name="P1">994. 44312</text:p>
        <text:p text:style-name="P1">995. 44313</text:p>
        <text:p text:style-name="P1">996. 44314</text:p>
        <text:p text:style-name="P1">997. 44321</text:p>
        <text:p text:style-name="P1">998. 44322</text:p>
        <text:p text:style-name="P1">999. 44323</text:p>
        <text:p text:style-name="P1">1000. 44324</text:p>
        <text:p text:style-name="P1">1001. 44331</text:p>
        <text:p text:style-name="P1">1002. 44332</text:p>
        <text:p text:style-name="P1">1003. 44333</text:p>
        <text:p text:style-name="P1">1004. 44334</text:p>
        <text:p text:style-name="P1">1005. 44341</text:p>
        <text:p text:style-name="P1">1006. 44342</text:p>
        <text:p text:style-name="P1">1007. 44343</text:p>
        <text:p text:style-name="P1">1008. 44344</text:p>
        <text:p text:style-name="P1">1009. 44411</text:p>
        <text:p text:style-name="P1">1010. 44412</text:p>
        <text:p text:style-name="P1">1011. 44413</text:p>
        <text:p text:style-name="P1">1012. 44414</text:p>
        <text:p text:style-name="P1">1013. 44421</text:p>
        <text:p text:style-name="P1">1014. 44422</text:p>
        <text:p text:style-name="P1">1015. 44423</text:p>
        <text:p text:style-name="P1">1016. 44424</text:p>
        <text:p text:style-name="P1">1017. 44431</text:p>
        <text:p text:style-name="P1">1018. 44432</text:p>
        <text:p text:style-name="P1">1019. 44433</text:p>
        <text:p text:style-name="P1">1020. 44434</text:p>
        <text:p text:style-name="P1">1021. 44441</text:p>
        <text:p text:style-name="P1">1022. 44442</text:p>
        <text:p text:style-name="P1">1023. 44443</text:p>
        <text:p text:style-name="P1">1024. 44444</text:p>
        <text:p text:style-name="P1"/>
        <text:p text:style-name="P1">Unique Sequences</text:p>
        <text:p text:style-name="P1">1. 11111</text:p>
        <text:p text:style-name="P1">2. 11112</text:p>
        <text:p text:style-name="P1">3. 11113</text:p>
        <text:p text:style-name="P1">4. 11114</text:p>
        <text:p text:style-name="P1">5. 11122</text:p>
        <text:p text:style-name="P1">6. 11123</text:p>
        <text:p text:style-name="P1">7. 11124</text:p>
        <text:p text:style-name="P1">8. 11132</text:p>
        <text:p text:style-name="P1">9. 11133</text:p>
        <text:p text:style-name="P1">10. 11134</text:p>
        <text:p text:style-name="P1">11. 11142</text:p>
        <text:p text:style-name="P1">12. 11143</text:p>
        <text:p text:style-name="P1">13. 11144</text:p>
        <text:p text:style-name="P1">14. 11212</text:p>
        <text:p text:style-name="P1">15. 11213</text:p>
        <text:p text:style-name="P1">16. 11214</text:p>
        <text:p text:style-name="P1">17. 11222</text:p>
        <text:p text:style-name="P1">18. 11223</text:p>
        <text:p text:style-name="P1">19. 11224</text:p>
        <text:p text:style-name="P1">20. 11232</text:p>
        <text:p text:style-name="P1">21. 11233</text:p>
        <text:p text:style-name="P1">22. 11234</text:p>
        <text:p text:style-name="P1">23. 11242</text:p>
        <text:p text:style-name="P1">24. 11243</text:p>
        <text:p text:style-name="P1">25. 11244</text:p>
        <text:p text:style-name="P1">26. 11312</text:p>
        <text:p text:style-name="P1">27. 11313</text:p>
        <text:p text:style-name="P1">28. 11314</text:p>
        <text:p text:style-name="P1">29. 11322</text:p>
        <text:p text:style-name="P1">30. 11323</text:p>
        <text:p text:style-name="P1">31. 11324</text:p>
        <text:p text:style-name="P1">32. 11332</text:p>
        <text:p text:style-name="P1">33. 11333</text:p>
        <text:p text:style-name="P1">34. 11334</text:p>
        <text:p text:style-name="P1">35. 11342</text:p>
        <text:p text:style-name="P1">36. 11343</text:p>
        <text:p text:style-name="P1">37. 11344</text:p>
        <text:p text:style-name="P1">38. 11412</text:p>
        <text:p text:style-name="P1">39. 11413</text:p>
        <text:p text:style-name="P1">40. 11414</text:p>
        <text:p text:style-name="P1">41. 11422</text:p>
        <text:p text:style-name="P1">42. 11423</text:p>
        <text:p text:style-name="P1">43. 11424</text:p>
        <text:p text:style-name="P1">44. 11432</text:p>
        <text:p text:style-name="P1">45. 11433</text:p>
        <text:p text:style-name="P1">46. 11434</text:p>
        <text:p text:style-name="P1">47. 11442</text:p>
        <text:p text:style-name="P1">48. 11443</text:p>
        <text:p text:style-name="P1">49. 11444</text:p>
        <text:p text:style-name="P1">50. 12122</text:p>
        <text:p text:style-name="P1">51. 12123</text:p>
        <text:p text:style-name="P1">52. 12124</text:p>
        <text:p text:style-name="P1">53. 12132</text:p>
        <text:p text:style-name="P1">54. 12133</text:p>
        <text:p text:style-name="P1">55. 12134</text:p>
        <text:p text:style-name="P1">56. 12142</text:p>
        <text:p text:style-name="P1">57. 12143</text:p>
        <text:p text:style-name="P1">58. 12144</text:p>
        <text:p text:style-name="P1">59. 12213</text:p>
        <text:p text:style-name="P1">60. 12214</text:p>
        <text:p text:style-name="P1">61. 12222</text:p>
        <text:p text:style-name="P1">62. 12223</text:p>
        <text:p text:style-name="P1">63. 12224</text:p>
        <text:p text:style-name="P1">64. 12232</text:p>
        <text:p text:style-name="P1">65. 12233</text:p>
        <text:p text:style-name="P1">66. 12234</text:p>
        <text:p text:style-name="P1">67. 12242</text:p>
        <text:p text:style-name="P1">68. 12243</text:p>
        <text:p text:style-name="P1">69. 12244</text:p>
        <text:p text:style-name="P1">70. 12313</text:p>
        <text:p text:style-name="P1">71. 12314</text:p>
        <text:p text:style-name="P1">72. 12322</text:p>
        <text:p text:style-name="P1">73. 12323</text:p>
        <text:p text:style-name="P1">74. 12324</text:p>
        <text:p text:style-name="P1">75. 12332</text:p>
        <text:p text:style-name="P1">76. 12333</text:p>
        <text:p text:style-name="P1">77. 12334</text:p>
        <text:p text:style-name="P1">78. 12342</text:p>
        <text:p text:style-name="P1">79. 12343</text:p>
        <text:p text:style-name="P1">80. 12344</text:p>
        <text:p text:style-name="P1">81. 12413</text:p>
        <text:p text:style-name="P1">82. 12414</text:p>
        <text:p text:style-name="P1">83. 12422</text:p>
        <text:p text:style-name="P1">84. 12423</text:p>
        <text:p text:style-name="P1">85. 12424</text:p>
        <text:p text:style-name="P1">86. 12432</text:p>
        <text:p text:style-name="P1">87. 12433</text:p>
        <text:p text:style-name="P1">88. 12434</text:p>
        <text:p text:style-name="P1">89. 12442</text:p>
        <text:p text:style-name="P1">90. 12443</text:p>
        <text:p text:style-name="P1">91. 12444</text:p>
        <text:p text:style-name="P1">92. 13132</text:p>
        <text:p text:style-name="P1">93. 13133</text:p>
        <text:p text:style-name="P1">94. 13134</text:p>
        <text:p text:style-name="P1">95. 13142</text:p>
        <text:p text:style-name="P1">96. 13143</text:p>
        <text:p text:style-name="P1">97. 13144</text:p>
        <text:p text:style-name="P1">98. 13214</text:p>
        <text:p text:style-name="P1">99. 13222</text:p>
        <text:p text:style-name="P1">100. 13223</text:p>
        <text:p text:style-name="P1">101. 13224</text:p>
        <text:p text:style-name="P1">102. 13232</text:p>
        <text:p text:style-name="P1">103. 13233</text:p>
        <text:p text:style-name="P1">104. 13234</text:p>
        <text:p text:style-name="P1">105. 13242</text:p>
        <text:p text:style-name="P1">106. 13243</text:p>
        <text:p text:style-name="P1">107. 13244</text:p>
        <text:p text:style-name="P1">108. 13314</text:p>
        <text:p text:style-name="P1">109. 13322</text:p>
        <text:p text:style-name="P1">110. 13323</text:p>
        <text:p text:style-name="P1">111. 13324</text:p>
        <text:p text:style-name="P1">112. 13332</text:p>
        <text:p text:style-name="P1">113. 13333</text:p>
        <text:p text:style-name="P1">114. 13334</text:p>
        <text:p text:style-name="P1">115. 13342</text:p>
        <text:p text:style-name="P1">116. 13343</text:p>
        <text:p text:style-name="P1">117. 13344</text:p>
        <text:p text:style-name="P1">118. 13414</text:p>
        <text:p text:style-name="P1">119. 13422</text:p>
        <text:p text:style-name="P1">120. 13423</text:p>
        <text:p text:style-name="P1">121. 13424</text:p>
        <text:p text:style-name="P1">122. 13432</text:p>
        <text:p text:style-name="P1">123. 13433</text:p>
        <text:p text:style-name="P1">124. 13434</text:p>
        <text:p text:style-name="P1">125. 13442</text:p>
        <text:p text:style-name="P1">126. 13443</text:p>
        <text:p text:style-name="P1">127. 13444</text:p>
        <text:p text:style-name="P1">128. 14142</text:p>
        <text:p text:style-name="P1">129. 14143</text:p>
        <text:p text:style-name="P1">130. 14144</text:p>
        <text:p text:style-name="P1">131. 14222</text:p>
        <text:p text:style-name="P1">132. 14223</text:p>
        <text:p text:style-name="P1">133. 14224</text:p>
        <text:p text:style-name="P1">134. 14232</text:p>
        <text:p text:style-name="P1">135. 14233</text:p>
        <text:p text:style-name="P1">136. 14234</text:p>
        <text:p text:style-name="P1">137. 14242</text:p>
        <text:p text:style-name="P1">138. 14243</text:p>
        <text:p text:style-name="P1">139. 14244</text:p>
        <text:p text:style-name="P1">140. 14322</text:p>
        <text:p text:style-name="P1">141. 14323</text:p>
        <text:p text:style-name="P1">142. 14324</text:p>
        <text:p text:style-name="P1">143. 14332</text:p>
        <text:p text:style-name="P1">144. 14333</text:p>
        <text:p text:style-name="P1">145. 14334</text:p>
        <text:p text:style-name="P1">146. 14342</text:p>
        <text:p text:style-name="P1">147. 14343</text:p>
        <text:p text:style-name="P1">148. 14344</text:p>
        <text:p text:style-name="P1"><text:soft-page-break/>149. 14422</text:p>
        <text:p text:style-name="P1">150. 14423</text:p>
        <text:p text:style-name="P1">151. 14424</text:p>
        <text:p text:style-name="P1">152. 14432</text:p>
        <text:p text:style-name="P1">153. 14433</text:p>
        <text:p text:style-name="P1">154. 14434</text:p>
        <text:p text:style-name="P1">155. 14442</text:p>
        <text:p text:style-name="P1">156. 14443</text:p>
        <text:p text:style-name="P1">157. 14444</text:p>
        <text:p text:style-name="P1">158. 22222</text:p>
        <text:p text:style-name="P1">159. 22223</text:p>
        <text:p text:style-name="P1">160. 22224</text:p>
        <text:p text:style-name="P1">161. 22233</text:p>
        <text:p text:style-name="P1">162. 22234</text:p>
        <text:p text:style-name="P1">163. 22243</text:p>
        <text:p text:style-name="P1">164. 22244</text:p>
        <text:p text:style-name="P1">165. 22323</text:p>
        <text:p text:style-name="P1">166. 22324</text:p>
        <text:p text:style-name="P1">167. 22333</text:p>
        <text:p text:style-name="P1">168. 22334</text:p>
        <text:p text:style-name="P1">169. 22343</text:p>
        <text:p text:style-name="P1">170. 22344</text:p>
        <text:p text:style-name="P1">171. 22423</text:p>
        <text:p text:style-name="P1">172. 22424</text:p>
        <text:p text:style-name="P1">173. 22433</text:p>
        <text:p text:style-name="P1">174. 22434</text:p>
        <text:p text:style-name="P1">175. 22443</text:p>
        <text:p text:style-name="P1">176. 22444</text:p>
        <text:p text:style-name="P1">177. 23233</text:p>
        <text:p text:style-name="P1">178. 23234</text:p>
        <text:p text:style-name="P1">179. 23243</text:p>
        <text:p text:style-name="P1">180. 23244</text:p>
        <text:p text:style-name="P1">181. 23324</text:p>
        <text:p text:style-name="P1">182. 23333</text:p>
        <text:p text:style-name="P1">183. 23334</text:p>
        <text:p text:style-name="P1">184. 23343</text:p>
        <text:p text:style-name="P1">185. 23344</text:p>
        <text:p text:style-name="P1">186. 23424</text:p>
        <text:p text:style-name="P1">187. 23433</text:p>
        <text:p text:style-name="P1">188. 23434</text:p>
        <text:p text:style-name="P1">189. 23443</text:p>
        <text:p text:style-name="P1">190. 23444</text:p>
        <text:p text:style-name="P1">191. 24243</text:p>
        <text:p text:style-name="P1">192. 24244</text:p>
        <text:p text:style-name="P1">193. 24333</text:p>
        <text:p text:style-name="P1">194. 24334</text:p>
        <text:p text:style-name="P1">195. 24343</text:p>
        <text:p text:style-name="P1">196. 24344</text:p>
        <text:p text:style-name="P1">197. 24433</text:p>
        <text:p text:style-name="P1">198. 24434</text:p>
        <text:p text:style-name="P1">199. 24443</text:p>
        <text:p text:style-name="P1">200. 24444</text:p>
        <text:p text:style-name="P1">201. 33333</text:p>
        <text:p text:style-name="P1">202. 33334</text:p>
        <text:p text:style-name="P1">203. 33344</text:p>
        <text:p text:style-name="P1">204. 33434</text:p>
        <text:p text:style-name="P1">205. 33444</text:p>
        <text:p text:style-name="P1">206. 34344</text:p>
        <text:p text:style-name="P1">207. 34444</text:p>
        <text:p text:style-name="P1">208. 44444</text:p>
        <text:p text:style-name="P1"/>
        <text:p text:style-name="P1">Use All Four Mallets</text:p>
        <text:p text:style-name="P1">1. 11234</text:p>
        <text:p text:style-name="P1">2. 11243</text:p>
        <text:p text:style-name="P1">3. 11324</text:p>
        <text:p text:style-name="P1">4. 11342</text:p>
        <text:p text:style-name="P1">5. 11423</text:p>
        <text:p text:style-name="P1">6. 11432</text:p>
        <text:p text:style-name="P1">7. 12134</text:p>
        <text:p text:style-name="P1">8. 12143</text:p>
        <text:p text:style-name="P1">9. 12234</text:p>
        <text:p text:style-name="P1">10. 12243</text:p>
        <text:p text:style-name="P1">11. 12314</text:p>
        <text:p text:style-name="P1">12. 12324</text:p>
        <text:p text:style-name="P1">13. 12334</text:p>
        <text:p text:style-name="P1">14. 12341</text:p>
        <text:p text:style-name="P1">15. 12342</text:p>
        <text:p text:style-name="P1">16. 12343</text:p>
        <text:p text:style-name="P1">17. 12344</text:p>
        <text:p text:style-name="P1">18. 12413</text:p>
        <text:p text:style-name="P1">19. 12423</text:p>
        <text:p text:style-name="P1">20. 12431</text:p>
        <text:p text:style-name="P1">21. 12432</text:p>
        <text:p text:style-name="P1">22. 12433</text:p>
        <text:p text:style-name="P1">23. 12434</text:p>
        <text:p text:style-name="P1">24. 12443</text:p>
        <text:p text:style-name="P1">25. 13124</text:p>
        <text:p text:style-name="P1">26. 13142</text:p>
        <text:p text:style-name="P1">27. 13214</text:p>
        <text:p text:style-name="P1">28. 13224</text:p>
        <text:p text:style-name="P1">29. 13234</text:p>
        <text:p text:style-name="P1">30. 13241</text:p>
        <text:p text:style-name="P1">31. 13242</text:p>
        <text:p text:style-name="P1">32. 13243</text:p>
        <text:p text:style-name="P1">33. 13244</text:p>
        <text:p text:style-name="P1">34. 13324</text:p>
        <text:p text:style-name="P1">35. 13342</text:p>
        <text:p text:style-name="P1">36. 13412</text:p>
        <text:p text:style-name="P1">37. 13421</text:p>
        <text:p text:style-name="P1">38. 13422</text:p>
        <text:p text:style-name="P1">39. 13423</text:p>
        <text:p text:style-name="P1">40. 13424</text:p>
        <text:p text:style-name="P1">41. 13432</text:p>
        <text:p text:style-name="P1">42. 13442</text:p>
        <text:p text:style-name="P1">43. 14123</text:p>
        <text:p text:style-name="P1">44. 14132</text:p>
        <text:p text:style-name="P1">45. 14213</text:p>
        <text:p text:style-name="P1">46. 14223</text:p>
        <text:p text:style-name="P1">47. 14231</text:p>
        <text:p text:style-name="P1">48. 14232</text:p>
        <text:p text:style-name="P1">49. 14233</text:p>
        <text:p text:style-name="P1">50. 14234</text:p>
        <text:p text:style-name="P1">51. 14243</text:p>
        <text:p text:style-name="P1">52. 14312</text:p>
        <text:p text:style-name="P1">53. 14321</text:p>
        <text:p text:style-name="P1">54. 14322</text:p>
        <text:p text:style-name="P1">55. 14323</text:p>
        <text:p text:style-name="P1">56. 14324</text:p>
        <text:p text:style-name="P1">57. 14332</text:p>
        <text:p text:style-name="P1">58. 14342</text:p>
        <text:p text:style-name="P1">59. 14423</text:p>
        <text:p text:style-name="P1">60. 14432</text:p>
        <text:p text:style-name="P1">61. 21134</text:p>
        <text:p text:style-name="P1">62. 21143</text:p>
        <text:p text:style-name="P1">63. 21234</text:p>
        <text:p text:style-name="P1">64. 21243</text:p>
        <text:p text:style-name="P1">65. 21314</text:p>
        <text:p text:style-name="P1">66. 21324</text:p>
        <text:p text:style-name="P1">67. 21334</text:p>
        <text:p text:style-name="P1">68. 21341</text:p>
        <text:p text:style-name="P1">69. 21342</text:p>
        <text:p text:style-name="P1">70. 21343</text:p>
        <text:p text:style-name="P1">71. 21344</text:p>
        <text:p text:style-name="P1">72. 21413</text:p>
        <text:p text:style-name="P1">73. 21423</text:p>
        <text:p text:style-name="P1">74. 21431</text:p>
        <text:p text:style-name="P1">75. 21432</text:p>
        <text:p text:style-name="P1">76. 21433</text:p>
        <text:p text:style-name="P1">77. 21434</text:p>
        <text:p text:style-name="P1">78. 21443</text:p>
        <text:p text:style-name="P1">79. 22134</text:p>
        <text:p text:style-name="P1">80. 22143</text:p>
        <text:p text:style-name="P1">81. 22314</text:p>
        <text:p text:style-name="P1">82. 22341</text:p>
        <text:p text:style-name="P1">83. 22413</text:p>
        <text:p text:style-name="P1">84. 22431</text:p>
        <text:p text:style-name="P1">85. 23114</text:p>
        <text:p text:style-name="P1">86. 23124</text:p>
        <text:p text:style-name="P1">87. 23134</text:p>
        <text:p text:style-name="P1">88. 23141</text:p>
        <text:p text:style-name="P1">89. 23142</text:p>
        <text:p text:style-name="P1">90. 23143</text:p>
        <text:p text:style-name="P1">91. 23144</text:p>
        <text:p text:style-name="P1">92. 23214</text:p>
        <text:p text:style-name="P1">93. 23241</text:p>
        <text:p text:style-name="P1">94. 23314</text:p>
        <text:p text:style-name="P1">95. 23341</text:p>
        <text:p text:style-name="P1">96. 23411</text:p>
        <text:p text:style-name="P1">97. 23412</text:p>
        <text:p text:style-name="P1">98. 23413</text:p>
        <text:p text:style-name="P1">99. 23414</text:p>
        <text:p text:style-name="P1">100. 23421</text:p>
        <text:p text:style-name="P1">101. 23431</text:p>
        <text:p text:style-name="P1">102. 23441</text:p>
        <text:p text:style-name="P1">103. 24113</text:p>
        <text:p text:style-name="P1">104. 24123</text:p>
        <text:p text:style-name="P1">105. 24131</text:p>
        <text:p text:style-name="P1">106. 24132</text:p>
        <text:p text:style-name="P1">107. 24133</text:p>
        <text:p text:style-name="P1">108. 24134</text:p>
        <text:p text:style-name="P1">109. 24143</text:p>
        <text:p text:style-name="P1">110. 24213</text:p>
        <text:p text:style-name="P1">111. 24231</text:p>
        <text:p text:style-name="P1">112. 24311</text:p>
        <text:p text:style-name="P1">113. 24312</text:p>
        <text:p text:style-name="P1">114. 24313</text:p>
        <text:p text:style-name="P1">115. 24314</text:p>
        <text:p text:style-name="P1">116. 24321</text:p>
        <text:p text:style-name="P1">117. 24331</text:p>
        <text:p text:style-name="P1">118. 24341</text:p>
        <text:p text:style-name="P1">119. 24413</text:p>
        <text:p text:style-name="P1">120. 24431</text:p>
        <text:p text:style-name="P1">121. 31124</text:p>
        <text:p text:style-name="P1">122. 31142</text:p>
        <text:p text:style-name="P1">123. 31214</text:p>
        <text:p text:style-name="P1">124. 31224</text:p>
        <text:p text:style-name="P1">125. 31234</text:p>
        <text:p text:style-name="P1">126. 31241</text:p>
        <text:p text:style-name="P1">127. 31242</text:p>
        <text:p text:style-name="P1">128. 31243</text:p>
        <text:p text:style-name="P1">129. 31244</text:p>
        <text:p text:style-name="P1">130. 31324</text:p>
        <text:p text:style-name="P1">131. 31342</text:p>
        <text:p text:style-name="P1">132. 31412</text:p>
        <text:p text:style-name="P1">133. 31421</text:p>
        <text:p text:style-name="P1"><text:soft-page-break/>134. 31422</text:p>
        <text:p text:style-name="P1">135. 31423</text:p>
        <text:p text:style-name="P1">136. 31424</text:p>
        <text:p text:style-name="P1">137. 31432</text:p>
        <text:p text:style-name="P1">138. 31442</text:p>
        <text:p text:style-name="P1">139. 32114</text:p>
        <text:p text:style-name="P1">140. 32124</text:p>
        <text:p text:style-name="P1">141. 32134</text:p>
        <text:p text:style-name="P1">142. 32141</text:p>
        <text:p text:style-name="P1">143. 32142</text:p>
        <text:p text:style-name="P1">144. 32143</text:p>
        <text:p text:style-name="P1">145. 32144</text:p>
        <text:p text:style-name="P1">146. 32214</text:p>
        <text:p text:style-name="P1">147. 32241</text:p>
        <text:p text:style-name="P1">148. 32314</text:p>
        <text:p text:style-name="P1">149. 32341</text:p>
        <text:p text:style-name="P1">150. 32411</text:p>
        <text:p text:style-name="P1">151. 32412</text:p>
        <text:p text:style-name="P1">152. 32413</text:p>
        <text:p text:style-name="P1">153. 32414</text:p>
        <text:p text:style-name="P1">154. 32421</text:p>
        <text:p text:style-name="P1">155. 32431</text:p>
        <text:p text:style-name="P1">156. 32441</text:p>
        <text:p text:style-name="P1">157. 33124</text:p>
        <text:p text:style-name="P1">158. 33142</text:p>
        <text:p text:style-name="P1">159. 33214</text:p>
        <text:p text:style-name="P1">160. 33241</text:p>
        <text:p text:style-name="P1">161. 33412</text:p>
        <text:p text:style-name="P1">162. 33421</text:p>
        <text:p text:style-name="P1">163. 34112</text:p>
        <text:p text:style-name="P1">164. 34121</text:p>
        <text:p text:style-name="P1">165. 34122</text:p>
        <text:p text:style-name="P1">166. 34123</text:p>
        <text:p text:style-name="P1">167. 34124</text:p>
        <text:p text:style-name="P1">168. 34132</text:p>
        <text:p text:style-name="P1">169. 34142</text:p>
        <text:p text:style-name="P1">170. 34211</text:p>
        <text:p text:style-name="P1">171. 34212</text:p>
        <text:p text:style-name="P1">172. 34213</text:p>
        <text:p text:style-name="P1">173. 34214</text:p>
        <text:p text:style-name="P1">174. 34221</text:p>
        <text:p text:style-name="P1">175. 34231</text:p>
        <text:p text:style-name="P1">176. 34241</text:p>
        <text:p text:style-name="P1">177. 34312</text:p>
        <text:p text:style-name="P1">178. 34321</text:p>
        <text:p text:style-name="P1">179. 34412</text:p>
        <text:p text:style-name="P1">180. 34421</text:p>
        <text:p text:style-name="P1">181. 41123</text:p>
        <text:p text:style-name="P1">182. 41132</text:p>
        <text:p text:style-name="P1">183. 41213</text:p>
        <text:p text:style-name="P1">184. 41223</text:p>
        <text:p text:style-name="P1">185. 41231</text:p>
        <text:p text:style-name="P1">186. 41232</text:p>
        <text:p text:style-name="P1">187. 41233</text:p>
        <text:p text:style-name="P1">188. 41234</text:p>
        <text:p text:style-name="P1">189. 41243</text:p>
        <text:p text:style-name="P1">190. 41312</text:p>
        <text:p text:style-name="P1">191. 41321</text:p>
        <text:p text:style-name="P1">192. 41322</text:p>
        <text:p text:style-name="P1">193. 41323</text:p>
        <text:p text:style-name="P1">194. 41324</text:p>
        <text:p text:style-name="P1">195. 41332</text:p>
        <text:p text:style-name="P1">196. 41342</text:p>
        <text:p text:style-name="P1">197. 41423</text:p>
        <text:p text:style-name="P1">198. 41432</text:p>
        <text:p text:style-name="P1">199. 42113</text:p>
        <text:p text:style-name="P1">200. 42123</text:p>
        <text:p text:style-name="P1">201. 42131</text:p>
        <text:p text:style-name="P1">202. 42132</text:p>
        <text:p text:style-name="P1">203. 42133</text:p>
        <text:p text:style-name="P1">204. 42134</text:p>
        <text:p text:style-name="P1">205. 42143</text:p>
        <text:p text:style-name="P1">206. 42213</text:p>
        <text:p text:style-name="P1">207. 42231</text:p>
        <text:p text:style-name="P1">208. 42311</text:p>
        <text:p text:style-name="P1">209. 42312</text:p>
        <text:p text:style-name="P1">210. 42313</text:p>
        <text:p text:style-name="P1">211. 42314</text:p>
        <text:p text:style-name="P1">212. 42321</text:p>
        <text:p text:style-name="P1">213. 42331</text:p>
        <text:p text:style-name="P1">214. 42341</text:p>
        <text:p text:style-name="P1">215. 42413</text:p>
        <text:p text:style-name="P1">216. 42431</text:p>
        <text:p text:style-name="P1">217. 43112</text:p>
        <text:p text:style-name="P1">218. 43121</text:p>
        <text:p text:style-name="P1">219. 43122</text:p>
        <text:p text:style-name="P1">220. 43123</text:p>
        <text:p text:style-name="P1">221. 43124</text:p>
        <text:p text:style-name="P1">222. 43132</text:p>
        <text:p text:style-name="P1">223. 43142</text:p>
        <text:p text:style-name="P1">224. 43211</text:p>
        <text:p text:style-name="P1">225. 43212</text:p>
        <text:p text:style-name="P1">226. 43213</text:p>
        <text:p text:style-name="P1">227. 43214</text:p>
        <text:p text:style-name="P1">228. 43221</text:p>
        <text:p text:style-name="P1">229. 43231</text:p>
        <text:p text:style-name="P1">230. 43241</text:p>
        <text:p text:style-name="P1">231. 43312</text:p>
        <text:p text:style-name="P1">232. 43321</text:p>
        <text:p text:style-name="P1">233. 43412</text:p>
        <text:p text:style-name="P1">234. 43421</text:p>
        <text:p text:style-name="P1">235. 44123</text:p>
        <text:p text:style-name="P1">236. 44132</text:p>
        <text:p text:style-name="P1">237. 44213</text:p>
        <text:p text:style-name="P1">238. 44231</text:p>
        <text:p text:style-name="P1">239. 44312</text:p>
        <text:p text:style-name="P1">240. 44321</text:p>
        <text:p text:style-name="P1"/>
        <text:p text:style-name="P1">Unique Sequences using All Four Mallets</text:p>
        <text:p text:style-name="P1">1. 11234</text:p>
        <text:p text:style-name="P1">2. 11243</text:p>
        <text:p text:style-name="P1">3. 11324</text:p>
        <text:p text:style-name="P1">4. 11342</text:p>
        <text:p text:style-name="P1">5. 11423</text:p>
        <text:p text:style-name="P1">6. 11432</text:p>
        <text:p text:style-name="P1">7. 12134</text:p>
        <text:p text:style-name="P1">8. 12143</text:p>
        <text:p text:style-name="P1">9. 12234</text:p>
        <text:p text:style-name="P1">10. 12243</text:p>
        <text:p text:style-name="P1">11. 12314</text:p>
        <text:p text:style-name="P1">12. 12324</text:p>
        <text:p text:style-name="P1">13. 12334</text:p>
        <text:p text:style-name="P1">14. 12342</text:p>
        <text:p text:style-name="P1">15. 12343</text:p>
        <text:p text:style-name="P1">16. 12344</text:p>
        <text:p text:style-name="P1">17. 12413</text:p>
        <text:p text:style-name="P1">18. 12423</text:p>
        <text:p text:style-name="P1">19. 12432</text:p>
        <text:p text:style-name="P1">20. 12433</text:p>
        <text:p text:style-name="P1">21. 12434</text:p>
        <text:p text:style-name="P1">22. 12443</text:p>
        <text:p text:style-name="P1">23. 13142</text:p>
        <text:p text:style-name="P1">24. 13214</text:p>
        <text:p text:style-name="P1">25. 13224</text:p>
        <text:p text:style-name="P1">26. 13234</text:p>
        <text:p text:style-name="P1">27. 13242</text:p>
        <text:p text:style-name="P1">28. 13243</text:p>
        <text:p text:style-name="P1">29. 13244</text:p>
        <text:p text:style-name="P1">30. 13324</text:p>
        <text:p text:style-name="P1">31. 13342</text:p>
        <text:p text:style-name="P1">32. 13422</text:p>
        <text:p text:style-name="P1">33. 13423</text:p>
        <text:p text:style-name="P1">34. 13424</text:p>
        <text:p text:style-name="P1">35. 13432</text:p>
        <text:p text:style-name="P1">36. 13442</text:p>
        <text:p text:style-name="P1">37. 14223</text:p>
        <text:p text:style-name="P1">38. 14232</text:p>
        <text:p text:style-name="P1">39. 14233</text:p>
        <text:p text:style-name="P1">40. 14234</text:p>
        <text:p text:style-name="P1">41. 14243</text:p>
        <text:p text:style-name="P1">42. 14322</text:p>
        <text:p text:style-name="P1">43. 14323</text:p>
        <text:p text:style-name="P1">44. 14324</text:p>
        <text:p text:style-name="P1">45. 14332</text:p>
        <text:p text:style-name="P1">46. 14342</text:p>
        <text:p text:style-name="P1">47. 14423</text:p>
        <text:p text:style-name="P1">48. 14432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meta:document-statistic meta:table-count="0" meta:image-count="0" meta:object-count="0" meta:page-count="8" meta:paragraph-count="1524" meta:word-count="3055" meta:character-count="14938"/>
    <dc:date>2016-09-13T10:58:24.30</dc:date>
    <dc:creator>Michael Overman</dc:creator>
    <meta:editing-duration>PT6M35S</meta:editing-duration>
    <meta:editing-cycles>1</meta:editing-cycles>
    <meta:generator>OpenOffice/4.1.2$Win32 OpenOffice.org_project/412m3$Build-9782</meta:generator>
  </office:meta>
</office:document-meta>
</file>